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459">
            <text:p>LuS-8459</text:p>
          </table:table-cell>
          <table:table-cell office:value-type="float" office:value="66.935">
            <text:p>66.935</text:p>
          </table:table-cell>
          <table:table-cell office:value-type="float" office:value="-53.602">
            <text:p>-53.602</text:p>
          </table:table-cell>
          <table:table-cell office:value-type="float" office:value="7595.0">
            <text:p>7595.0</text:p>
          </table:table-cell>
          <table:table-cell office:value-type="float" office:value="55.0">
            <text:p>5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9.8">
            <text:p>39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KIA-35511">
            <text:p>KIA-35511</text:p>
          </table:table-cell>
          <table:table-cell office:value-type="float" office:value="66.981">
            <text:p>66.981</text:p>
          </table:table-cell>
          <table:table-cell office:value-type="float" office:value="-53.691">
            <text:p>-53.691</text:p>
          </table:table-cell>
          <table:table-cell office:value-type="float" office:value="9900.0">
            <text:p>9900.0</text:p>
          </table:table-cell>
          <table:table-cell office:value-type="float" office:value="50.0">
            <text:p>50.0</text:p>
          </table:table-cell>
          <table:table-cell office:value-type="string" office:value="Macoma calcerea">
            <text:p>Macoma calce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8.4">
            <text:p>9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460">
            <text:p>LuS-8460</text:p>
          </table:table-cell>
          <table:table-cell office:value-type="float" office:value="66.981">
            <text:p>66.981</text:p>
          </table:table-cell>
          <table:table-cell office:value-type="float" office:value="-53.691">
            <text:p>-53.691</text:p>
          </table:table-cell>
          <table:table-cell office:value-type="float" office:value="8485.0">
            <text:p>8485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4">
            <text:p>9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461">
            <text:p>LuS-8461</text:p>
          </table:table-cell>
          <table:table-cell office:value-type="float" office:value="66.979">
            <text:p>66.979</text:p>
          </table:table-cell>
          <table:table-cell office:value-type="float" office:value="-53.709">
            <text:p>-53.709</text:p>
          </table:table-cell>
          <table:table-cell office:value-type="float" office:value="9270.0">
            <text:p>927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4.9">
            <text:p>94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462">
            <text:p>LuS-8462</text:p>
          </table:table-cell>
          <table:table-cell office:value-type="float" office:value="66.957">
            <text:p>66.957</text:p>
          </table:table-cell>
          <table:table-cell office:value-type="float" office:value="-53.707">
            <text:p>-53.707</text:p>
          </table:table-cell>
          <table:table-cell office:value-type="float" office:value="9020.0">
            <text:p>902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9.9">
            <text:p>129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783">
            <text:p>LuS-8783</text:p>
          </table:table-cell>
          <table:table-cell office:value-type="float" office:value="66.948">
            <text:p>66.948</text:p>
          </table:table-cell>
          <table:table-cell office:value-type="float" office:value="-53.666">
            <text:p>-53.666</text:p>
          </table:table-cell>
          <table:table-cell office:value-type="float" office:value="4430.0">
            <text:p>4430.0</text:p>
          </table:table-cell>
          <table:table-cell office:value-type="float" office:value="50.0">
            <text:p>50.0</text:p>
          </table:table-cell>
          <table:table-cell office:value-type="string" office:value="Fruits">
            <text:p>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">
            <text:p>1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KIA-35509">
            <text:p>KIA-35509</text:p>
          </table:table-cell>
          <table:table-cell office:value-type="float" office:value="66.981">
            <text:p>66.981</text:p>
          </table:table-cell>
          <table:table-cell office:value-type="float" office:value="-53.691">
            <text:p>-53.691</text:p>
          </table:table-cell>
          <table:table-cell office:value-type="float" office:value="8170.0">
            <text:p>8170.0</text:p>
          </table:table-cell>
          <table:table-cell office:value-type="float" office:value="120.0">
            <text:p>120.0</text:p>
          </table:table-cell>
          <table:table-cell office:value-type="string" office:value="Empetrum">
            <text:p>Empetr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4">
            <text:p>9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KIA-35510">
            <text:p>KIA-35510</text:p>
          </table:table-cell>
          <table:table-cell office:value-type="float" office:value="66.981">
            <text:p>66.981</text:p>
          </table:table-cell>
          <table:table-cell office:value-type="float" office:value="-53.691">
            <text:p>-53.691</text:p>
          </table:table-cell>
          <table:table-cell office:value-type="float" office:value="8630.0">
            <text:p>8630.0</text:p>
          </table:table-cell>
          <table:table-cell office:value-type="float" office:value="150.0">
            <text:p>150.0</text:p>
          </table:table-cell>
          <table:table-cell office:value-type="string" office:value="Daphnia">
            <text:p>Daphn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4">
            <text:p>9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KIA-35512">
            <text:p>KIA-35512</text:p>
          </table:table-cell>
          <table:table-cell office:value-type="float" office:value="66.979">
            <text:p>66.979</text:p>
          </table:table-cell>
          <table:table-cell office:value-type="float" office:value="-53.709">
            <text:p>-53.709</text:p>
          </table:table-cell>
          <table:table-cell office:value-type="float" office:value="9070.0">
            <text:p>9070.0</text:p>
          </table:table-cell>
          <table:table-cell office:value-type="float" office:value="70.0">
            <text:p>70.0</text:p>
          </table:table-cell>
          <table:table-cell office:value-type="string" office:value="Daphnia">
            <text:p>Daphn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4.9">
            <text:p>94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I-5417">
            <text:p>I-5417</text:p>
          </table:table-cell>
          <table:table-cell office:value-type="float" office:value="67.033">
            <text:p>67.033</text:p>
          </table:table-cell>
          <table:table-cell office:value-type="float" office:value="-53.8">
            <text:p>-53.8</text:p>
          </table:table-cell>
          <table:table-cell office:value-type="float" office:value="8075.0">
            <text:p>8075.0</text:p>
          </table:table-cell>
          <table:table-cell office:value-type="float" office:value="129.0">
            <text:p>129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.7">
            <text:p>9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UW-242">
            <text:p>UW-242</text:p>
          </table:table-cell>
          <table:table-cell office:value-type="float" office:value="66.983">
            <text:p>66.983</text:p>
          </table:table-cell>
          <table:table-cell office:value-type="float" office:value="-53.2">
            <text:p>-53.2</text:p>
          </table:table-cell>
          <table:table-cell office:value-type="float" office:value="6565.0">
            <text:p>6565.0</text:p>
          </table:table-cell>
          <table:table-cell office:value-type="float" office:value="96.0">
            <text:p>96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I-6428">
            <text:p>I-6428</text:p>
          </table:table-cell>
          <table:table-cell office:value-type="float" office:value="67.1">
            <text:p>67.1</text:p>
          </table:table-cell>
          <table:table-cell office:value-type="float" office:value="-53.35">
            <text:p>-53.35</text:p>
          </table:table-cell>
          <table:table-cell office:value-type="float" office:value="5020.0">
            <text:p>5020.0</text:p>
          </table:table-cell>
          <table:table-cell office:value-type="float" office:value="105.0">
            <text:p>10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Weidick1973">
            <text:p>Weidick19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